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b463" officeooo:paragraph-rsid="0017b463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17b463" officeooo:paragraph-rsid="0017b463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1957f5" officeooo:paragraph-rsid="001957f5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1a90e6" officeooo:paragraph-rsid="001a90e6"/>
    </style:style>
    <style:style style:name="P6" style:family="paragraph" style:parent-style-name="Standard">
      <style:text-properties officeooo:rsid="0017b463" officeooo:paragraph-rsid="0017b463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rsid="001a90e6" officeooo:paragraph-rsid="001a90e6"/>
    </style:style>
    <style:style style:name="T1" style:family="text">
      <style:text-properties officeooo:rsid="001bf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urce /opt/ros/noetic/setup.bash</text:p>
      <text:p text:style-name="P2">mkdir -p ~/catkin_ws/src</text:p>
      <text:p text:style-name="P2">cd ~/catkin_ws/</text:p>
      <text:p text:style-name="P2">catkin_make</text:p>
      <text:p text:style-name="P2">source devel/setup.bash</text:p>
      <text:p text:style-name="P6">cd src</text:p>
      <text:p text:style-name="P6"/>
      <text:p text:style-name="P6"/>
      <text:p text:style-name="P6"/>
      <text:p text:style-name="P1">catkin_create_pkg beginner_tutorials std_msgs rospy roscpp</text:p>
      <text:p text:style-name="P6">cd ..</text:p>
      <text:p text:style-name="P3">catkin_make</text:p>
      <text:p text:style-name="P4">mkdir scripts</text:p>
      <text:p text:style-name="P4">cd scripts</text:p>
      <text:p text:style-name="P4">chmod +x talker.py</text:p>
      <text:p text:style-name="P4">gedit</text:p>
      <text:p text:style-name="P4">chmod +x talker.py</text:p>
      <text:p text:style-name="P4">gedit</text:p>
      <text:p text:style-name="P4">chmod +x listener.py</text:p>
      <text:p text:style-name="P4">python3 myfirst_node.py</text:p>
      <text:p text:style-name="P5">ge<text:span text:style-name="T1">d</text:span>it <text:span text:style-name="T1">~</text:span>/.<text:span text:style-name="T1">bashrc</text:span></text:p>
      <text:p text:style-name="P5">./<text:span text:style-name="T1">talker.py</text:span></text:p>
      <text:p text:style-name="P5">source /opt/ros/noetic/setup.bash</text:p>
      <text:p text:style-name="P5">source ~/catkin_ws/devel/setup.bash</text:p>
      <text:p text:style-name="P5">source ~/catkin_ws/devel/setup.bash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7:31:44.776323440</meta:creation-date>
    <dc:date>2024-03-06T19:24:29.517097443</dc:date>
    <meta:editing-duration>PT23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46" meta:character-count="427" meta:non-whitespace-character-count="403"/>
  </office:meta>
</office:document-meta>
</file>